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54e63" officeooo:paragraph-rsid="00054e63"/>
    </style:style>
    <style:style style:name="P2" style:family="paragraph" style:parent-style-name="Standard">
      <style:text-properties officeooo:rsid="0005c3f7" officeooo:paragraph-rsid="0005c3f7"/>
    </style:style>
    <style:style style:name="T1" style:family="text">
      <style:text-properties style:text-position="super 58%"/>
    </style:style>
    <style:style style:name="T2" style:family="text">
      <style:text-properties style:text-position="0% 100%"/>
    </style:style>
    <style:style style:name="T3" style:family="text">
      <style:text-properties officeooo:rsid="0005c3f7"/>
    </style:style>
    <style:style style:name="T4" style:family="text">
      <style:text-properties officeooo:rsid="00070c4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1<text:span text:style-name="T1">st</text:span> Sum</text:p>
      <text:p text:style-name="P1">2. 3<text:span text:style-name="T1">rd</text:span> Sum</text:p>
      <text:p text:style-name="P1">3. 6<text:span text:style-name="T1">th</text:span> Sum</text:p>
      <text:p text:style-name="P1">4. 8<text:span text:style-name="T1">th</text:span> Sum</text:p>
      <text:p text:style-name="P1">5. 9<text:span text:style-name="T1">th</text:span> Sum</text:p>
      <text:p text:style-name="P1">6. <text:span text:style-name="T3">If you remove the &amp; from getNum’s int &amp;num, when the function is ran it will not save num outside of the void function. It will not be returned to main.</text:span></text:p>
      <text:p text:style-name="P2">7. Alike to number 6, when the curmin is given a new value inside of the void function. When you remove the &amp; symbol it will not carry the value of curMin back to main. It will just be stuck inside of the void function.</text:p>
      <text:p text:style-name="P2">8. Still runs the same, the argument names in this instance don’t actually change the functionality of the program itself. It just makes it more confusing for someone editing the code for future reference.</text:p>
      <text:p text:style-name="P2"/>
      <text:p text:style-name="P2">9. If it is removed before the loop it will spew a garbage number that obviously an issue with the program off first glance. If it is removed after the loop the program will infinitely spam the minimum number cout causing you to close the terminal.</text:p>
      <text:p text:style-name="P2"/>
      <text:p text:style-name="P2">10. <text:span text:style-name="T4">getNum: value – none, reference – num.</text:span></text:p>
      <text:p text:style-name="P2"><text:s text:c="6"/><text:span text:style-name="T4">FindMin: value – curNum, reference – curMi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08T15:11:20.181124292</meta:creation-date>
    <dc:date>2021-10-08T15:34:13.043014608</dc:date>
    <meta:editing-duration>PT2M32S</meta:editing-duration>
    <meta:editing-cycles>1</meta:editing-cycles>
    <meta:document-statistic meta:table-count="0" meta:image-count="0" meta:object-count="0" meta:page-count="1" meta:paragraph-count="11" meta:word-count="183" meta:character-count="969" meta:non-whitespace-character-count="787"/>
    <meta:generator>LibreOffice/6.0.7.3$Linux_X86_64 LibreOffice_project/00m0$Build-3</meta:generator>
  </office:meta>
</office:document-meta>
</file>